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 svg:font-family="??, ??, ??, ??, ??, ui-sans-serif, apple-system, BlinkMacSystemFont, 'Segoe UI', Roboto, Inter, 'Apple Color Emoji', 'Segoe UI Emoji', 'Segoe UI Symbol', 'Microsoft YaHei Light', sans-serif"/>
    <style:font-face style:name="JetBrainsMono Nerd Font" svg:font-family="'JetBrainsMono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style:font-face style:name="var font-monospace" svg:font-family="'var font-monospace'"/>
  </office:font-face-decls>
  <office:automatic-styles>
    <style:style style:name="Table1" style:family="table">
      <style:table-properties style:width="16.993cm" table:align="margins"/>
    </style:style>
    <style:style style:name="Table1.A" style:family="table-column">
      <style:table-column-properties style:column-width="16.993cm" style:rel-column-width="65535*"/>
    </style:style>
    <style:style style:name="Table1.A1" style:family="table-cell">
      <style:table-cell-properties fo:padding="0.097cm" fo:border="0.5pt solid #000000"/>
    </style:style>
    <style:style style:name="Table2" style:family="table">
      <style:table-properties style:width="16.993cm" table:align="margins"/>
    </style:style>
    <style:style style:name="Table2.A" style:family="table-column">
      <style:table-column-properties style:column-width="16.993cm" style:rel-column-width="65535*"/>
    </style:style>
    <style:style style:name="Table2.A1" style:family="table-cell">
      <style:table-cell-properties fo:padding="0.097cm" fo:border="0.5pt solid #000000"/>
    </style:style>
    <style:style style:name="Table3" style:family="table">
      <style:table-properties style:width="16.993cm" table:align="margins"/>
    </style:style>
    <style:style style:name="Table3.A" style:family="table-column">
      <style:table-column-properties style:column-width="16.993cm" style:rel-column-width="65535*"/>
    </style:style>
    <style:style style:name="Table3.A1" style:family="table-cell">
      <style:table-cell-properties fo:padding="0.097cm" fo:border="0.5pt solid #000000"/>
    </style:style>
    <style:style style:name="Table4" style:family="table">
      <style:table-properties style:width="16.993cm" table:align="margins"/>
    </style:style>
    <style:style style:name="Table4.A" style:family="table-column">
      <style:table-column-properties style:column-width="16.993cm" style:rel-column-width="65535*"/>
    </style:style>
    <style:style style:name="Table4.A1" style:family="table-cell">
      <style:table-cell-properties fo:padding="0.097cm" fo:border="0.5pt solid #000000"/>
    </style:style>
    <style:style style:name="Table5" style:family="table">
      <style:table-properties style:width="16.993cm" table:align="margins"/>
    </style:style>
    <style:style style:name="Table5.A" style:family="table-column">
      <style:table-column-properties style:column-width="16.993cm" style:rel-column-width="65535*"/>
    </style:style>
    <style:style style:name="Table5.A1" style:family="table-cell">
      <style:table-cell-properties fo:padding="0.097cm" fo:border="0.5pt solid #000000"/>
    </style:style>
    <style:style style:name="Table6" style:family="table">
      <style:table-properties style:width="16.993cm" table:align="margins"/>
    </style:style>
    <style:style style:name="Table6.A" style:family="table-column">
      <style:table-column-properties style:column-width="16.993cm" style:rel-column-width="65535*"/>
    </style:style>
    <style:style style:name="Table6.A1" style:family="table-cell">
      <style:table-cell-properties fo:padding="0.097cm" fo:border="0.5pt solid #000000"/>
    </style:style>
    <style:style style:name="Table7" style:family="table">
      <style:table-properties style:width="16.993cm" table:align="margins"/>
    </style:style>
    <style:style style:name="Table7.A" style:family="table-column">
      <style:table-column-properties style:column-width="16.993cm" style:rel-column-width="65535*"/>
    </style:style>
    <style:style style:name="Table7.A1" style:family="table-cell">
      <style:table-cell-properties fo:padding="0.097cm" fo:border="0.5pt solid #000000"/>
    </style:style>
    <style:style style:name="Table8" style:family="table">
      <style:table-properties style:width="16.993cm" table:align="margins"/>
    </style:style>
    <style:style style:name="Table8.A" style:family="table-column">
      <style:table-column-properties style:column-width="16.993cm" style:rel-column-width="65535*"/>
    </style:style>
    <style:style style:name="Table8.A1" style:family="table-cell">
      <style:table-cell-properties fo:padding="0.097cm" fo:border="0.5pt solid #000000"/>
    </style:style>
    <style:style style:name="Table9" style:family="table">
      <style:table-properties style:width="16.993cm" table:align="margins"/>
    </style:style>
    <style:style style:name="Table9.A" style:family="table-column">
      <style:table-column-properties style:column-width="16.993cm" style:rel-column-width="65535*"/>
    </style:style>
    <style:style style:name="Table9.A1" style:family="table-cell">
      <style:table-cell-properties fo:padding="0.097cm" fo:border="0.5pt solid #000000"/>
    </style:style>
    <style:style style:name="Table10" style:family="table">
      <style:table-properties style:width="16.993cm" table:align="margins"/>
    </style:style>
    <style:style style:name="Table10.A" style:family="table-column">
      <style:table-column-properties style:column-width="16.993cm" style:rel-column-width="65535*"/>
    </style:style>
    <style:style style:name="Table10.A1" style:family="table-cell">
      <style:table-cell-properties fo:padding="0.097cm" fo:border="0.5pt solid #000000"/>
    </style:style>
    <style:style style:name="Table11" style:family="table">
      <style:table-properties style:width="16.993cm" table:align="margins"/>
    </style:style>
    <style:style style:name="Table11.A" style:family="table-column">
      <style:table-column-properties style:column-width="16.993cm" style:rel-column-width="65535*"/>
    </style:style>
    <style:style style:name="Table11.A1" style:family="table-cell">
      <style:table-cell-properties fo:padding="0.097cm" fo:border="0.5pt solid #000000"/>
    </style:style>
    <style:style style:name="Table12" style:family="table">
      <style:table-properties style:width="16.993cm" table:align="margins"/>
    </style:style>
    <style:style style:name="Table12.A" style:family="table-column">
      <style:table-column-properties style:column-width="16.993cm" style:rel-column-width="65535*"/>
    </style:style>
    <style:style style:name="Table12.A1" style:family="table-cell">
      <style:table-cell-properties fo:padding="0.097cm" fo:border="0.5pt solid #000000"/>
    </style:style>
    <style:style style:name="Table13" style:family="table">
      <style:table-properties style:width="16.993cm" table:align="margins"/>
    </style:style>
    <style:style style:name="Table13.A" style:family="table-column">
      <style:table-column-properties style:column-width="16.993cm" style:rel-column-width="65535*"/>
    </style:style>
    <style:style style:name="Table13.A1" style:family="table-cell">
      <style:table-cell-properties fo:padding="0.097cm" fo:border="0.5pt solid #000000"/>
    </style:style>
    <style:style style:name="P1" style:family="paragraph" style:parent-style-name="Standard">
      <style:paragraph-properties fo:line-height="150%"/>
      <style:text-properties officeooo:rsid="000ae056" officeooo:paragraph-rsid="000ae056"/>
    </style:style>
    <style:style style:name="P2" style:family="paragraph" style:parent-style-name="Standard">
      <style:paragraph-properties fo:line-height="150%" fo:text-align="center" style:justify-single-word="false"/>
      <style:text-properties fo:font-size="16pt" fo:font-weight="bold" officeooo:rsid="000ae056" officeooo:paragraph-rsid="000ae056" style:font-weight-asian="bold" style:font-weight-complex="bold"/>
    </style:style>
    <style:style style:name="P3" style:family="paragraph" style:parent-style-name="Standard">
      <style:paragraph-properties fo:line-height="150%" fo:text-align="justify" style:justify-single-word="false"/>
      <style:text-properties fo:font-size="12pt" fo:font-weight="normal" officeooo:rsid="000ae056" officeooo:paragraph-rsid="000ae056" style:font-weight-asian="normal" style:font-weight-complex="normal"/>
    </style:style>
    <style:style style:name="P4" style:family="paragraph" style:parent-style-name="Standard">
      <style:paragraph-properties fo:line-height="150%" fo:text-align="justify" style:justify-single-word="false"/>
      <style:text-properties fo:font-size="12pt" fo:font-weight="normal" officeooo:rsid="000ae056" officeooo:paragraph-rsid="000ae056" style:font-weight-asian="normal" style:font-weight-complex="normal"/>
    </style:style>
    <style:style style:name="P5" style:family="paragraph" style:parent-style-name="Standard">
      <style:paragraph-properties fo:margin-top="0.25cm" fo:margin-bottom="0cm" style:contextual-spacing="false" fo:line-height="100%" fo:text-align="justify" style:justify-single-word="false"/>
      <style:text-properties style:font-name="JetBrainsMono Nerd Font" fo:font-size="10pt" fo:font-weight="normal" officeooo:rsid="000b86d7" officeooo:paragraph-rsid="000c597f" style:font-weight-asian="normal" style:font-weight-complex="normal"/>
    </style:style>
    <style:style style:name="P6" style:family="paragraph" style:parent-style-name="Standard">
      <style:paragraph-properties fo:line-height="150%" fo:text-align="justify" style:justify-single-word="false"/>
      <style:text-properties style:font-name="Liberation Serif" fo:font-size="12pt" fo:font-weight="normal" officeooo:rsid="000b86d7" officeooo:paragraph-rsid="000b86d7" style:font-weight-asian="normal" style:font-weight-complex="normal"/>
    </style:style>
    <style:style style:name="P7" style:family="paragraph" style:parent-style-name="Standard">
      <style:paragraph-properties fo:margin-top="0.25cm" fo:margin-bottom="0cm" style:contextual-spacing="false" fo:line-height="150%" fo:text-align="justify" style:justify-single-word="false"/>
      <style:text-properties style:font-name="Liberation Serif" fo:font-size="12pt" fo:font-weight="normal" officeooo:rsid="000b86d7" officeooo:paragraph-rsid="000b86d7" style:font-weight-asian="normal" style:font-weight-complex="normal"/>
    </style:style>
    <style:style style:name="P8" style:family="paragraph" style:parent-style-name="Table_20_Contents">
      <style:paragraph-properties fo:text-align="justify" style:justify-single-word="false"/>
      <style:text-properties style:font-name="JetBrainsMono Nerd Font" fo:font-size="10pt"/>
    </style:style>
    <style:style style:name="T1" style:family="text">
      <style:text-properties style:font-name="JetBrainsMono Nerd Font"/>
    </style:style>
    <style:style style:name="T2" style:family="text">
      <style:text-properties style:font-name="JetBrainsMono Nerd Font" fo:font-size="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a<text:tab/><text:tab/>: Taufik Hidayat</text:p>
      <text:p text:style-name="P1">Program<text:tab/>: Golang for Back End Programmer</text:p>
      <text:p text:style-name="P1"/>
      <text:p text:style-name="P2">Summary REST API dengan Golang</text:p>
      <text:p text:style-name="P3"><text:tab/>Golang adalah bahasa pemrograman yang sangat mudah dipahami, cepat dalam performance. Merupakan compiled language, memiliki garbage collection, dan yang paling penting concurrency. Kelebihan golang saat membuat REST API dibanding pada bahasa pemrograman lain adalaha karena golang memiliki built-in package untuk membangun REST API dengan mudah. REST adalah singkatan dari Representational State Transfer adalah sebuah mekanisme transfer secara modern untuk berkomunikasi dengan database dan server via HTTP.</text:p>
      <text:p text:style-name="P3"><text:tab/>Untuk menginstall golang, kita bisa download melalui <text:a xlink:type="simple" xlink:href="https://go.dev/" text:style-name="Internet_20_link" text:visited-style-name="Visited_20_Internet_20_Link">https://go.dev</text:a>. Pada Linux kita bisa menggunakan package manager dengan perintah sebagai berikut:</text:p>
      <table:table table:name="Table1" table:style-name="Table1">
        <table:table-column table:style-name="Table1.A"/>
        <table:table-row>
          <table:table-cell table:style-name="Table1.A1" office:value-type="string">
            <text:p text:style-name="P8">sudo pacman -S go # Arch Linux</text:p>
            <text:p text:style-name="P8">sudo apt install golang # Debian dan Ubuntu</text:p>
            <text:p text:style-name="P8">sudo dnf install golang # Fedora dan RHEL</text:p>
            <text:p text:style-name="P8">brew install go # macOS</text:p>
          </table:table-cell>
        </table:table-row>
      </table:table>
      <text:p text:style-name="P7">Untuk memastikan apakah go sudah terinstall atau belum, bisa dengan menjalankan perintah berikut:</text:p>
      <table:table table:name="Table2" table:style-name="Table2">
        <table:table-column table:style-name="Table2.A"/>
        <table:table-row>
          <table:table-cell table:style-name="Table2.A1" office:value-type="string">
            <text:p text:style-name="P8">go version</text:p>
          </table:table-cell>
        </table:table-row>
      </table:table>
      <text:p text:style-name="P7">Apabila muncul output seperti berikut:</text:p>
      <table:table table:name="Table3" table:style-name="Table3">
        <table:table-column table:style-name="Table3.A"/>
        <table:table-row>
          <table:table-cell table:style-name="Table3.A1" office:value-type="string">
            <text:p text:style-name="P8">go version go1.20.2 linux/amd64</text:p>
          </table:table-cell>
        </table:table-row>
      </table:table>
      <text:p text:style-name="P7">Itu berarti golang versi 1.20.2 sudah terinstall di PC kita.</text:p>
      <text:p text:style-name="P6"><text:tab/>Pada golang versi lama, kita harus menyimpan project kita di folder <text:span text:style-name="T2">$GOPATH</text:span>, namun pada golang versi baru yang sudah mendukung fitur module, kita bisa menyimpan project golang di mana saja. Entry point pada golang berada pada function <text:span text:style-name="T2">main()</text:span>. Untuk menghandle request pada REST API golang, kita menggunakan function yang bernama <text:span text:style-name="T2">HandleFunc()</text:span> yang berasal dari package <text:span text:style-name="T2">net/http</text:span>. Setelah menghandle dynamic request kita bisa meng-serve static file dengan function <text:span text:style-name="T2">FileServer()</text:span> yang berasal dari package <text:span text:style-name="T2">net/http</text:span>. Agar program REST API kita dapat melisten sebuah port, maka kita bisa menggunakan function <text:span text:style-name="T2">ListenAndServe()</text:span> yang berasal dari package <text:span text:style-name="T2">net/http</text:span>. Untuk mencompile program REST ini, kita bisa menjalankan perintah <text:span text:style-name="T2">go build</text:span>. Untuk menjalankan program go tersebut secara langsung, kita bisa menggunakan perintah <text:span text:style-name="T2">go run .</text:span></text:p>
      <text:p text:style-name="P6"><text:tab/>Untuk menginstall library, kita bisa menggunakan perintah <text:span text:style-name="T2">go get</text:span>, sebagai contoh untuk menginstall library gorilla mux kita bisa menjalankan command tersebut:</text:p>
      <table:table table:name="Table4" table:style-name="Table4">
        <table:table-column table:style-name="Table4.A"/>
        <text:soft-page-break/>
        <table:table-row>
          <table:table-cell table:style-name="Table4.A1" office:value-type="string">
            <text:p text:style-name="P8">go get github.com/gorilla/mux</text:p>
          </table:table-cell>
        </table:table-row>
      </table:table>
      <text:p text:style-name="P7"><text:tab/>Model adalah representasi data yang akan dimasukkan ke dalam database. Untuk membuat sebuah model pada golang, kita bisa menggunakan struct. Contohnya sebagai berikut:</text:p>
      <table:table table:name="Table5" table:style-name="Table5">
        <table:table-column table:style-name="Table5.A"/>
        <table:table-row>
          <table:table-cell table:style-name="Table5.A1" office:value-type="string">
            <text:p text:style-name="P8">type Roll struct {</text:p>
            <text:p text:style-name="P8"><text:tab/>ID <text:s text:c="9"/>string `json:"id"`</text:p>
            <text:p text:style-name="P8"><text:tab/>Name <text:s text:c="7"/>string `json:"name"`</text:p>
            <text:p text:style-name="P8"><text:tab/>Description string `json:"description"`</text:p>
            <text:p text:style-name="P8"><text:tab/>Ingredient <text:s/>string `json:"ingredient"`</text:p>
            <text:p text:style-name="P8">}</text:p>
          </table:table-cell>
        </table:table-row>
      </table:table>
      <text:p text:style-name="P7"><text:tab/>Untuk menyimpan data tanpa database, kita bisa menggunakan global variable bertipe data slice untuk menyimpan data pada memory.</text:p>
      <table:table table:name="Table6" table:style-name="Table6">
        <table:table-column table:style-name="Table6.A"/>
        <table:table-row>
          <table:table-cell table:style-name="Table6.A1" office:value-type="string">
            <text:p text:style-name="P8">var rolls []Roll</text:p>
          </table:table-cell>
        </table:table-row>
      </table:table>
      <text:p text:style-name="P7"><text:tab/>Untuk menangani sebuah request pada sebuah route, kita bisa menggunakan function handler seperti berikut:</text:p>
      <table:table table:name="Table7" table:style-name="Table7">
        <table:table-column table:style-name="Table7.A"/>
        <table:table-row>
          <table:table-cell table:style-name="Table7.A1" office:value-type="string">
            <text:p text:style-name="P8">func getRolls(w http.ResponseWriter, r *http.Request) {</text:p>
            <text:p text:style-name="P8"><text:tab/>w.Header().Set("Content-Type", "application/json")</text:p>
            <text:p text:style-name="P8"><text:tab/>json.NewEncoder(w).Encode(rolls)</text:p>
            <text:p text:style-name="P8">}</text:p>
          </table:table-cell>
        </table:table-row>
      </table:table>
      <text:p text:style-name="P7"><text:tab/>Karena data rolls masih kosong, maka kita harus meng-generate data dummy terlebih dahulu.</text:p>
      <table:table table:name="Table8" table:style-name="Table8">
        <table:table-column table:style-name="Table8.A"/>
        <table:table-row>
          <table:table-cell table:style-name="Table8.A1" office:value-type="string">
            <text:p text:style-name="P8">rolls = append(rolls,</text:p>
            <text:p text:style-name="P8"><text:tab/>Roll{</text:p>
            <text:p text:style-name="P8"><text:tab/><text:tab/>ID: <text:s text:c="9"/>"1",</text:p>
            <text:p text:style-name="P8"><text:tab/><text:tab/>Name: <text:s text:c="7"/>"Salmon Roll",</text:p>
            <text:p text:style-name="P8"><text:tab/><text:tab/>Description: "crab stick, tamago sushi with salmon and cheese",</text:p>
            <text:p text:style-name="P8"><text:tab/><text:tab/>Ingredient: <text:s/>"Salmon, Nori, Soy Sauce, Rice",</text:p>
            <text:p text:style-name="P8"><text:tab/>},</text:p>
            <text:p text:style-name="P8"><text:tab/>Roll{</text:p>
            <text:p text:style-name="P8"><text:tab/><text:tab/>ID: <text:s text:c="9"/>"2",</text:p>
            <text:p text:style-name="P8"><text:tab/><text:tab/>Name: <text:s text:c="7"/>"California Roll",</text:p>
            <text:p text:style-name="P8"><text:tab/><text:tab/>Description: "crab stick, tamago sushi with california and cheese",</text:p>
            <text:p text:style-name="P8"><text:tab/><text:tab/>Ingredient: <text:s/>"California, Nori, Soy Sauce, Rice",</text:p>
            <text:p text:style-name="P8"><text:tab/>},</text:p>
            <text:p text:style-name="P8">)</text:p>
          </table:table-cell>
        </table:table-row>
      </table:table>
      <text:p text:style-name="P7"><text:tab/>Untuk mendapatkan param dari URL, kita bisa menggunakan cara ini:</text:p>
      <table:table table:name="Table9" table:style-name="Table9">
        <table:table-column table:style-name="Table9.A"/>
        <table:table-row>
          <table:table-cell table:style-name="Table9.A1" office:value-type="string">
            <text:p text:style-name="P8">func getRoll(w http.ResponseWriter, r *http.Request) {</text:p>
            <text:p text:style-name="P8"><text:tab/>w.Header().Set("Content-Type", "application/json")</text:p>
            <text:p text:style-name="P8"><text:tab/>params := mux.Vars(r)</text:p>
            <text:p text:style-name="P8"><text:tab/>for _, item := range rolls {</text:p>
            <text:p text:style-name="P8"><text:tab/><text:tab/>if item.ID == params["id"] {</text:p>
            <text:p text:style-name="P8"><text:tab/><text:tab/><text:tab/>json.NewEncoder(w).Encode(item)</text:p>
            <text:p text:style-name="P8"><text:tab/><text:tab/><text:tab/>return</text:p>
            <text:p text:style-name="P8"><text:tab/><text:tab/>}</text:p>
            <text:p text:style-name="P8"><text:tab/>}</text:p>
            <text:p text:style-name="P8"><text:soft-page-break/>}</text:p>
          </table:table-cell>
        </table:table-row>
      </table:table>
      <text:p text:style-name="P7"><text:tab/>Untuk membuat sushi baru, kita bisa menggunakan cara seperti ini:</text:p>
      <table:table table:name="Table10" table:style-name="Table10">
        <table:table-column table:style-name="Table10.A"/>
        <table:table-row>
          <table:table-cell table:style-name="Table10.A1" office:value-type="string">
            <text:p text:style-name="P8">func createRoll(w http.ResponseWriter, r *http.Request) {</text:p>
            <text:p text:style-name="P8"><text:tab/>w.Header().Set("Content-Type", "application/json")</text:p>
            <text:p text:style-name="P8"><text:tab/>var newRoll Roll</text:p>
            <text:p text:style-name="P8"><text:tab/>json.NewDecoder(r.body).Decode(&amp;newRoll)</text:p>
            <text:p text:style-name="P8"><text:tab/>newRoll.ID = strconv.Itoa(len(rolls) + 1)</text:p>
            <text:p text:style-name="P8"><text:tab/>rolls = append(rolls, newRoll)</text:p>
            <text:p text:style-name="P8"><text:tab/>json.NewEncoder(w).Encoder(newRoll)</text:p>
            <text:p text:style-name="P8">}</text:p>
          </table:table-cell>
        </table:table-row>
      </table:table>
      <text:p text:style-name="P7"><text:tab/>Untuk meng-update sushi, kita bisa menggunakan cara seperti ini:</text:p>
      <table:table table:name="Table11" table:style-name="Table11">
        <table:table-column table:style-name="Table11.A"/>
        <table:table-row>
          <table:table-cell table:style-name="Table11.A1" office:value-type="string">
            <text:p text:style-name="P8">func updateRoll(w http.ResponseWriter, r *http.Request) {</text:p>
            <text:p text:style-name="P8"><text:tab/>w.Header().Set("Content-Type", "application/json")</text:p>
            <text:p text:style-name="P8"><text:tab/>params := mux.Vars(r)</text:p>
            <text:p text:style-name="P8"><text:tab/>for i, item := range rolls {</text:p>
            <text:p text:style-name="P8"><text:tab/><text:tab/>if item.ID == params["id"] {</text:p>
            <text:p text:style-name="P8"><text:tab/><text:tab/><text:tab/>rolls = append(rolls[:i], rolls[i+1]...)</text:p>
            <text:p text:style-name="P8"><text:tab/><text:tab/><text:tab/>var newRoll Roll</text:p>
            <text:p text:style-name="P8"><text:tab/><text:tab/><text:tab/>json.NewDecoder(r.body).Decode(&amp;newRoll)</text:p>
            <text:p text:style-name="P8"><text:tab/><text:tab/><text:tab/>newRoll.ID = params["id"]</text:p>
            <text:p text:style-name="P8"><text:tab/><text:tab/><text:tab/>rolls = append(rolls, newRoll)</text:p>
            <text:p text:style-name="P8"><text:tab/><text:tab/><text:tab/>json.NewEncoder(w).Encode(newRoll)</text:p>
            <text:p text:style-name="P8"><text:tab/><text:tab/><text:tab/>return</text:p>
            <text:p text:style-name="P8"><text:tab/><text:tab/>}</text:p>
            <text:p text:style-name="P8"><text:tab/>}</text:p>
            <text:p text:style-name="P8">}</text:p>
          </table:table-cell>
        </table:table-row>
      </table:table>
      <text:p text:style-name="P7"><text:tab/>Untuk meng-delete sushi kita bisa menggunakan cara seperti ini:</text:p>
      <table:table table:name="Table12" table:style-name="Table12">
        <table:table-column table:style-name="Table12.A"/>
        <table:table-row>
          <table:table-cell table:style-name="Table12.A1" office:value-type="string">
            <text:p text:style-name="P8">func deleteRoll(w http.ResponseWriter, r *http.Request) {</text:p>
            <text:p text:style-name="P8"><text:tab/>w.Header().Set("Content-Type", "application/json")</text:p>
            <text:p text:style-name="P8"><text:tab/>params := mux.Vars(r)</text:p>
            <text:p text:style-name="P8"><text:tab/>for i, item := range rolls {</text:p>
            <text:p text:style-name="P8"><text:tab/><text:tab/>if item.ID == params["id"] {</text:p>
            <text:p text:style-name="P8"><text:tab/><text:tab/><text:tab/>rolls = append(rolls[:i], rolls[i+1]...)</text:p>
            <text:p text:style-name="P8"><text:tab/><text:tab/><text:tab/>return</text:p>
            <text:p text:style-name="P8"><text:tab/><text:tab/>}</text:p>
            <text:p text:style-name="P8"><text:tab/>}</text:p>
            <text:p text:style-name="P8">}</text:p>
          </table:table-cell>
        </table:table-row>
      </table:table>
      <text:p text:style-name="P7"><text:tab/>Setelah membuat semua function handler, jangan lupa untuk meregister function handler tersebut ke routing:</text:p>
      <table:table table:name="Table13" table:style-name="Table13">
        <table:table-column table:style-name="Table13.A"/>
        <table:table-row>
          <table:table-cell table:style-name="Table13.A1" office:value-type="string">
            <text:p text:style-name="P8">router := mux.NewRouter()</text:p>
            <text:p text:style-name="P8">router.HandleFunc("/sushi", getRolls).Methods("GET")</text:p>
            <text:p text:style-name="P8">router.HandleFunc("/sushi/{id}", getRoll).Methods("GET")</text:p>
            <text:p text:style-name="P8">router.HandleFunc("/sushi", createRolls).Methods("POST")</text:p>
            <text:p text:style-name="P8">router.HandleFunc("/sushi/{id}", updateRolls).Methods("PATCH")</text:p>
            <text:p text:style-name="P8">router.HandleFunc("/sushi/{id}", deleteRolls).Methods("DELETE")</text:p>
          </table:table-cell>
        </table:table-row>
      </table:table>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 svg:font-family="??, ??, ??, ??, ??, ui-sans-serif, apple-system, BlinkMacSystemFont, 'Segoe UI', Roboto, Inter, 'Apple Color Emoji', 'Segoe UI Emoji', 'Segoe UI Symbol', 'Microsoft YaHei Light', sans-serif"/>
    <style:font-face style:name="JetBrainsMono Nerd Font" svg:font-family="'JetBrainsMono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style:font-face style:name="var font-monospace" svg:font-family="'var font-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Tahoma"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08:13:19.640097609</meta:creation-date>
    <dc:title>A4</dc:title>
    <meta:editing-duration>PT28M6S</meta:editing-duration>
    <meta:editing-cycles>6</meta:editing-cycles>
    <meta:generator>LibreOffice/7.5.1.2$Linux_X86_64 LibreOffice_project/50$Build-2</meta:generator>
    <dc:date>2023-03-21T08:42:11.774490628</dc:date>
    <meta:document-statistic meta:table-count="13" meta:image-count="0" meta:object-count="0" meta:page-count="3" meta:paragraph-count="100" meta:word-count="641" meta:character-count="5168" meta:non-whitespace-character-count="4473"/>
    <meta:template xlink:type="simple" xlink:actuate="onRequest" xlink:title="A4" xlink:href="../../../../../.config/libreoffice/4/user/template/A4.ott" meta:date="2023-03-21T08:13:17.438552951"/>
  </office:meta>
</office:document-meta>
</file>